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16" table:number-rows-spanned="1">
            <text:p>THEO DÕI TÌNH HÌNH XUẤT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covered-table-cell table:style-name="ce10"/>
          <table:covered-table-cell table:number-columns-repeated="9"/>
          <table:table-cell table:number-columns-repeated="1008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3:47:02</meta:creation-date>
    <meta:generator>LibreOffice/3.5$Linux_x86 LibreOffice_project/350m1$Build-2</meta:generator>
    <dc:date>2015-08-21T11:59:05</dc:date>
    <dc:creator>phuoc </dc:creator>
    <meta:editing-duration>PT44S</meta:editing-duration>
    <meta:editing-cycles>7</meta:editing-cycles>
    <meta:document-statistic meta:table-count="3" meta:cell-count="14" meta:object-count="0"/>
  </office:meta>
</office:document-meta>
</file>